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1f4" officeooo:paragraph-rsid="0006b1f4"/>
    </style:style>
    <style:style style:name="P2" style:family="paragraph" style:parent-style-name="Standard">
      <style:paragraph-properties fo:text-align="justify" style:justify-single-word="false"/>
      <style:text-properties officeooo:rsid="0006b1f4" officeooo:paragraph-rsid="0006b1f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6b1f4" officeooo:paragraph-rsid="0006b1f4"/>
    </style:style>
    <style:style style:name="P4" style:family="paragraph" style:parent-style-name="Standard">
      <style:paragraph-properties fo:text-align="justify" style:justify-single-word="false"/>
      <style:text-properties officeooo:rsid="0006de99" officeooo:paragraph-rsid="0006de99"/>
    </style:style>
    <style:style style:name="T1" style:family="text">
      <style:text-properties fo:language="ro" fo:country="RO"/>
    </style:style>
    <style:style style:name="T2" style:family="text">
      <style:text-properties fo:language="ro" fo:country="RO" fo:font-style="italic" style:font-style-asian="italic" style:font-style-complex="italic"/>
    </style:style>
    <style:style style:name="T3" style:family="text">
      <style:text-properties fo:language="ro" fo:country="RO" officeooo:rsid="0006de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<text:span text:style-name="T1">ție token episodul 2</text:span></text:p>
      <text:p text:style-name="P1"><text:span text:style-name="T1"/></text:p>
      <text:p text:style-name="P2"><text:span text:style-name="T1">În cea de-a doua etapă a dezvoltării token-ului bancar al aplicației bancare RIPBank am scris programe prin care să realizăm comunicarea cu serverul de servicii web în vederea autorizării autorizării autentificării utilizatorului pe site-ul web. </text:span></text:p>
      <text:p text:style-name="P2"><text:span text:style-name="T1"/></text:p>
      <text:p text:style-name="P2"><text:span text:style-name="T1">Bibliotecile alease pentru realizarea comunicației cu server-ul de servicii web sunt:</text:span></text:p>
      <text:list xml:id="list2869736776" text:style-name="L1">
        <text:list-item>
          <text:p text:style-name="P3"><text:span text:style-name="T1">ESP8266WiFi – biblioteca oficială a comunității microcontroller-ului ESP8266 pe care am utilizat-o pentru a ne conecta la un Access Point WiFi, folosind microcontroller-ul în modul </text:span><text:span text:style-name="T2">station</text:span><text:span text:style-name="T1">;</text:span></text:p>
        </text:list-item>
        <text:list-item>
          <text:p text:style-name="P3"><text:span text:style-name="T1">ESP8266HTTPClient – biblioteca oficială a comunității microcontroller-ului ESP8266 pe care am utilizat-o pentru a instanția un obiect de tip HTTPClient ce deține metodele prin apelul cărora inițiem conexiunea cu serverul de servicii web, trimitem și recepționăm date de la acesta.</text:span></text:p>
        </text:list-item>
      </text:list>
      <text:p text:style-name="P2"><text:span text:style-name="T1">În primele programe scrise am </text:span><text:span text:style-name="T3">testat trimiterea a două mesaje de tip GET și POST către server și am hotărât că în cadrul programului aplicației token-ului vom utiliza două mesaje POST, unul pentru solicitarea de actualizare a PIN-ului (care între două utilizări consecutive ale token-ului ar putea fi schimbat de utilizator prin intermediul site-ului) reprezentată de CNP-ul utilizatorului, mesajul de răspuns recepționat fiind noul PIN, și un mesaj prin care trimitem din nou CNP-ul utilizatorului și codul de autorizare a autentificării, primind ca răspuns un mesaj de confirmare a autorizării. Aceste funcționalități au foist adăugate în programul aplicației token-ului și au fost apoi testate cu succes.</text:span></text:p>
      <text:p text:style-name="P2"><text:span text:style-name="T3"/></text:p>
      <text:p text:style-name="P4"><text:span text:style-name="T1">Tot în această etapă a trebuit să alegem sursa de alimentare a token-ului. Variantele luate în considerare au fost două baterii CR2032 înseriate, o baterie de 9V (aceste variante necesitând un circuit de coborâre a tensiunii pentru a nu afecta driver-ul ecranului LCD) și trei baterii AA (R6) de 1.5 V înseriate. Am ales a treia opțiune deoarece primele două variante necesitau adăugarea în circuit a unui stabilizator de tensiune și deoarece nu asigurau o cantitate suficient de mare de energie pentru un număr mare de utilizări repetate ale token-ului. Un suport pentru baterii și cele 3 baterii au fost adăugate prototipului hardware. </text:span></text:p>
      <text:p text:style-name="P4"><text:span text:style-name="T1"/></text:p>
      <text:p text:style-name="P4"><text:span text:style-name="T1">De asemenea odată cu adăugarea bateriilor am implementat și funcția de citirea analogică a nivelului tensiunii bateriilor astfel încât utilizatorul să știe când acestea trebuie înlocuite prin afișarea procentului bateriei în ecranul de alegere a opțiunilor din meniu.</text:span></text:p>
      <text:p text:style-name="P4"><text:span text:style-name="T1"/></text:p>
      <text:p text:style-name="P4"><text:span text:style-name="T1">În cele ce urmează vom optimiza componenta software a aplicației embedded și vom proiecta și contrui o carcasă pentru toke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7:54:12.596000000</meta:creation-date>
    <dc:date>2019-04-14T18:23:01.562000000</dc:date>
    <meta:editing-duration>PT7S</meta:editing-duration>
    <meta:editing-cycles>1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9" meta:word-count="383" meta:character-count="2565" meta:non-whitespace-character-count="2187"/>
  </office:meta>
</office:document-meta>
</file>